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text-properties fo:font-weight="normal" officeooo:rsid="000e7252" officeooo:paragraph-rsid="000e7252" style:font-weight-asian="normal" style:font-weight-complex="normal"/>
    </style:style>
    <style:style style:name="P3" style:family="paragraph" style:parent-style-name="Standard">
      <style:text-properties fo:font-weight="normal" officeooo:rsid="0053ea3f" officeooo:paragraph-rsid="0053ea3f" style:font-weight-asian="normal" style:font-weight-complex="normal"/>
    </style:style>
    <style:style style:name="P4" style:family="paragraph" style:parent-style-name="Standard">
      <style:text-properties fo:font-weight="normal" officeooo:rsid="00277924" officeooo:paragraph-rsid="006a85dc" style:font-weight-asian="normal" style:font-weight-complex="normal"/>
    </style:style>
    <style:style style:name="P5" style:family="paragraph" style:parent-style-name="Standard">
      <style:text-properties fo:font-weight="normal" officeooo:rsid="00277924" officeooo:paragraph-rsid="006c33e5" style:font-weight-asian="normal" style:font-weight-complex="normal"/>
    </style:style>
    <style:style style:name="P6" style:family="paragraph" style:parent-style-name="Standard">
      <style:text-properties fo:font-weight="normal" officeooo:rsid="00277924" officeooo:paragraph-rsid="006e593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277924" officeooo:paragraph-rsid="006a7572" style:font-weight-asian="normal" style:font-weight-complex="normal"/>
    </style:style>
    <style:style style:name="P8" style:family="paragraph" style:parent-style-name="Standard">
      <style:text-properties fo:font-weight="normal" officeooo:rsid="00249035" officeooo:paragraph-rsid="0068a73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249035" officeooo:paragraph-rsid="006a7572" style:font-weight-asian="normal" style:font-weight-complex="normal"/>
    </style:style>
    <style:style style:name="P10" style:family="paragraph" style:parent-style-name="Standard">
      <style:text-properties fo:font-weight="normal" officeooo:rsid="003b86da" officeooo:paragraph-rsid="00761563" style:font-weight-asian="normal" style:font-weight-complex="normal"/>
    </style:style>
    <style:style style:name="P11" style:family="paragraph" style:parent-style-name="Standard">
      <style:text-properties fo:font-weight="normal" officeooo:rsid="00454eff" officeooo:paragraph-rsid="009635d4" style:font-weight-asian="normal" style:font-weight-complex="normal"/>
    </style:style>
    <style:style style:name="P12" style:family="paragraph" style:parent-style-name="Standard">
      <style:text-properties fo:font-weight="normal" officeooo:rsid="0040fbdf" officeooo:paragraph-rsid="000e7252" style:font-weight-asian="normal" style:font-weight-complex="normal"/>
    </style:style>
    <style:style style:name="P13" style:family="paragraph" style:parent-style-name="Standard">
      <style:text-properties officeooo:paragraph-rsid="001d6541"/>
    </style:style>
    <style:style style:name="P14" style:family="paragraph" style:parent-style-name="Standard">
      <style:text-properties officeooo:rsid="000f1610" officeooo:paragraph-rsid="001f0e9f"/>
    </style:style>
    <style:style style:name="P15" style:family="paragraph" style:parent-style-name="Standard">
      <style:text-properties officeooo:rsid="001e2b7a" officeooo:paragraph-rsid="001f0e9f"/>
    </style:style>
    <style:style style:name="P16" style:family="paragraph" style:parent-style-name="Standard">
      <style:text-properties officeooo:rsid="001f0e9f" officeooo:paragraph-rsid="001f0e9f"/>
    </style:style>
    <style:style style:name="P17" style:family="paragraph" style:parent-style-name="Standard">
      <style:text-properties style:font-name="Liberation Mono" fo:font-size="11pt" fo:font-weight="normal" officeooo:rsid="0053ea3f" officeooo:paragraph-rsid="0053ea3f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weight="bold" officeooo:rsid="0053ea3f" officeooo:paragraph-rsid="0053ea3f" style:font-weight-asian="bold" style:font-weight-complex="bold"/>
    </style:style>
    <style:style style:name="P19" style:family="paragraph" style:parent-style-name="Standard">
      <style:text-properties fo:font-weight="bold" officeooo:rsid="007a4d5e" officeooo:paragraph-rsid="007a4d5e" style:font-weight-asian="bold" style:font-weight-complex="bold"/>
    </style:style>
    <style:style style:name="P20" style:family="paragraph" style:parent-style-name="Standard">
      <style:text-properties fo:font-weight="bold" officeooo:rsid="0084e6d3" officeooo:paragraph-rsid="0084e6d3" style:font-weight-asian="bold" style:font-weight-complex="bold"/>
    </style:style>
    <style:style style:name="P21" style:family="paragraph" style:parent-style-name="Standard">
      <style:text-properties officeooo:rsid="001873f1" officeooo:paragraph-rsid="001d6541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 style:list-style-name="L1">
      <style:text-properties fo:font-weight="normal" officeooo:rsid="002ee089" officeooo:paragraph-rsid="002ee089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84e6d3" officeooo:paragraph-rsid="0084e6d3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85d22a" officeooo:paragraph-rsid="0085d22a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877dc7" officeooo:paragraph-rsid="00877dc7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888c6c" officeooo:paragraph-rsid="00888c6c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82219" style:font-weight-asian="bold" style:font-weight-complex="bold"/>
    </style:style>
    <style:style style:name="T5" style:family="text">
      <style:text-properties fo:font-weight="bold" officeooo:rsid="008850e9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weight="normal" officeooo:rsid="001d6541" style:font-weight-asian="normal" style:font-weight-complex="normal"/>
    </style:style>
    <style:style style:name="T8" style:family="text">
      <style:text-properties officeooo:rsid="000d04e9"/>
    </style:style>
    <style:style style:name="T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Mono" fo:font-size="10pt" fo:font-weight="bold" officeooo:rsid="001b846d" style:font-size-asian="10pt" style:font-weight-asian="bold" style:font-size-complex="10pt" style:font-weight-complex="bold"/>
    </style:style>
    <style:style style:name="T11" style:family="text">
      <style:text-properties style:font-name="Liberation Mono" fo:font-size="11pt" fo:font-style="normal" fo:font-weight="bold" officeooo:rsid="00277924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Liberation Mono" fo:font-size="11pt" fo:font-style="normal" fo:font-weight="bold" officeooo:rsid="002ebc4a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Liberation Mono" fo:font-size="11pt" fo:font-style="normal" fo:font-weight="bold" officeooo:rsid="00378d8a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Liberation Mono" fo:font-size="11pt" officeooo:rsid="00277924" style:font-size-asian="11pt" style:font-size-complex="11pt"/>
    </style:style>
    <style:style style:name="T15" style:family="text">
      <style:text-properties style:font-name="Liberation Mono" fo:font-size="11pt" officeooo:rsid="002c70e2" style:font-size-asian="11pt" style:font-size-complex="11pt"/>
    </style:style>
    <style:style style:name="T16" style:family="text">
      <style:text-properties style:font-name="Liberation Mono" fo:font-size="11pt" officeooo:rsid="006caf91" style:font-size-asian="11pt" style:font-size-complex="11pt"/>
    </style:style>
    <style:style style:name="T17" style:family="text">
      <style:text-properties style:font-name="Liberation Mono" fo:font-size="11pt" officeooo:rsid="006e52ae" style:font-size-asian="11pt" style:font-size-complex="11pt"/>
    </style:style>
    <style:style style:name="T18" style:family="text">
      <style:text-properties officeooo:rsid="001873f1"/>
    </style:style>
    <style:style style:name="T19" style:family="text">
      <style:text-properties officeooo:rsid="001d6541"/>
    </style:style>
    <style:style style:name="T20" style:family="text">
      <style:text-properties officeooo:rsid="001e2b7a"/>
    </style:style>
    <style:style style:name="T21" style:family="text">
      <style:text-properties officeooo:rsid="001f0e9f"/>
    </style:style>
    <style:style style:name="T22" style:family="text">
      <style:text-properties officeooo:rsid="0025d190"/>
    </style:style>
    <style:style style:name="T23" style:family="text">
      <style:text-properties officeooo:rsid="00277924"/>
    </style:style>
    <style:style style:name="T24" style:family="text">
      <style:text-properties officeooo:rsid="00382219"/>
    </style:style>
    <style:style style:name="T25" style:family="text">
      <style:text-properties officeooo:rsid="002c70e2"/>
    </style:style>
    <style:style style:name="T26" style:family="text">
      <style:text-properties officeooo:rsid="006e593d"/>
    </style:style>
    <style:style style:name="T27" style:family="text">
      <style:text-properties officeooo:rsid="00729698"/>
    </style:style>
    <style:style style:name="T28" style:family="text">
      <style:text-properties officeooo:rsid="00741877"/>
    </style:style>
    <style:style style:name="T29" style:family="text">
      <style:text-properties officeooo:rsid="00751f48"/>
    </style:style>
    <style:style style:name="T30" style:family="text">
      <style:text-properties officeooo:rsid="0075fb1b"/>
    </style:style>
    <style:style style:name="T31" style:family="text">
      <style:text-properties officeooo:rsid="003c7e02"/>
    </style:style>
    <style:style style:name="T32" style:family="text">
      <style:text-properties officeooo:rsid="007771be"/>
    </style:style>
    <style:style style:name="T33" style:family="text">
      <style:text-properties officeooo:rsid="008850e9"/>
    </style:style>
    <style:style style:name="T34" style:family="text">
      <style:text-properties officeooo:rsid="0096bfee"/>
    </style:style>
    <style:style style:name="T35" style:family="text">
      <style:text-properties officeooo:rsid="009a7f6d"/>
    </style:style>
    <style:style style:name="T36" style:family="text">
      <style:text-properties officeooo:rsid="009da2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8">pružaju</text:span> informacije vezane isključivo za razumevanje teksta zadatka<text:line-break/><text:tab/><text:span text:style-name="T8">i pomoć oko korišćnja programskih alata</text:span>.</text:p>
      <text:p text:style-name="P13">9.<text:tab/><text:span text:style-name="T18">Nazivi promenljivih koje se inicijalno nalaze u zad.S fajlu se </text:span><text:span text:style-name="T2">ne smeju menjati</text:span><text:span text:style-name="T18">.<text:tab/>Njihove vrednosti se mogu (i trebaju) menjati, da se <text:tab/>ispitaju razni ulazi za program.</text:span></text:p>
      <text:p text:style-name="P13"><text:span text:style-name="T18"><text:tab/>Sadržaji stringova koji su zadati u zad.S fajlu se takođe </text:span><text:span text:style-name="T2">ne smeju menjati</text:span><text:span text:style-name="T18">.<text:tab/></text:span></text:p>
      <text:p text:style-name="P21"><text:tab/>Ukoliko je potrebno, mogu se dodavati nove promenljive.</text:p>
      <text:p text:style-name="P1"><text:span text:style-name="T6">1</text:span><text:span text:style-name="T7">0</text:span><text:span text:style-name="T6">.</text:span><text:tab/>Test se snima.</text:p>
      <text:p text:style-name="Standard">1<text:span text:style-name="T19">1</text:span>.<text:tab/>Test traje 2 sata i 45 minuta.</text:p>
      <text:p text:style-name="Standard"/>
      <text:p text:style-name="Standard"><text:span text:style-name="T3">Zadatak</text:span>:</text:p>
      <text:p text:style-name="P8">Napisati asemblerski program za interpretaciju <text:span text:style-name="T22">asemblerskih naredbi</text:span>. <text:span text:style-name="T23">Asemblerska naredba je zadata u fromatu:</text:span></text:p>
      <text:p text:style-name="P9"><text:span text:style-name="T11">memonik </text:span><text:span text:style-name="T12">izvorišni_operand,</text:span><text:span text:style-name="T13">odredišni_operand</text:span><text:span text:style-name="T23"> (npr. </text:span><text:span text:style-name="T14">ADD $0x123,%R1</text:span><text:span text:style-name="T23">)</text:span></text:p>
      <text:p text:style-name="P7"><text:s/></text:p>
      <text:p text:style-name="P4"><text:span text:style-name="T3">Izvorišni operand</text:span> je uvek 32-bitni neoznačen ceo broj zapisan u heksadecimalnom brojnom sistemu <text:span text:style-name="T25">kojem prethodi sekvenca “</text:span><text:span text:style-name="T15">$</text:span><text:span text:style-name="T16">0x</text:span><text:span text:style-name="T15">”</text:span><text:span text:style-name="T25">. Nakon karaktera koji pripadaju izvorišnom operandu uvek sledi zarez. Podrazumevati da će “</text:span><text:span text:style-name="T15">$</text:span><text:span text:style-name="T17">0x</text:span><text:span text:style-name="T15">” </text:span><text:span text:style-name="T25">i </text:span><text:span text:style-name="T15">‘,’ </text:span><text:span text:style-name="T25">uvek biti ispravno navedeni i to ne treba proveravati.</text:span></text:p>
      <text:p text:style-name="P4"/>
      <text:p text:style-name="P6"><text:span text:style-name="T3">Odredišni operand</text:span> je uvek hipotetički registar R1. <text:span text:style-name="T26">Registar je kapaciteta 32 bita. Inicijalna vrednost registra na početku rada programa je uvek 0.</text:span></text:p>
      <text:p text:style-name="P5"/>
      <text:p text:style-name="P5"><text:span text:style-name="T3">Mnemonik</text:span> je string od tačno tri velika slova <text:span text:style-name="T27">iza kojih sledi razmak. Mnemonik će uvek biti jedan od navedena tri</text:span>:</text:p>
      <text:list xml:id="list2273608674" text:style-name="L1">
        <text:list-item>
          <text:p text:style-name="P23">ADD – dodaje vrednost <text:span text:style-name="T28">izvorišnog </text:span>operanda <text:span text:style-name="T29">na vrednost u registru</text:span> R1,</text:p>
        </text:list-item>
        <text:list-item>
          <text:p text:style-name="P23">SUB – oduzima vrednost <text:span text:style-name="T30">izvorišnog </text:span>operanda od vrednosti registra R1,</text:p>
        </text:list-item>
        <text:list-item>
          <text:p text:style-name="P23">MUL – sadržaj registra R1 množi izvorišnim operandom.</text:p>
        </text:list-item>
      </text:list>
      <text:p text:style-name="P10">Mnemonik će uvek biti zadat velikim slovima, <text:span text:style-name="T32">nikad neće biti različit od ADD, SUB i MUL</text:span> i <text:span text:style-name="T31">biće praćen tačno jednim razmakom.</text:span></text:p>
      <text:p text:style-name="P10"/>
      <text:p text:style-name="P19">Tok programa:</text:p>
      <text:p text:style-name="P11">Na početku rada <text:span text:style-name="T36">uneti string maksimalne dužine 5 karaktera koji predstavlja broj </text:span>asemblerskih naredbi. <text:span text:style-name="T24"><text:s/>Broj naredbi se zadaje kao 32-bitni neoznačen ceo broj u dekadnom brojnom sistemu. Maksimalan broj naredbi koje se mogu izvršiti je 5. Nakon što se unese broj naredbi, unosi se jedna po jedna asemblerska naredba u gore navedenom formatu. Stringovi koji predstavljaju naredbe su maksimalne dužine 50 karaktera. Pre nego se unese naredna naredba, trenutno unesena naredba se izvršava tako što se nad vrednošću u registru R1 izvrši operacija zadata mnemonikom. Ukoliko se pri izvršavanju naredbe desi neka od grešaka, ne nastavlja se sa daljim unosom naredbi i program se završava ispisom stringa </text:span><text:span text:style-name="T4">poruka3.</text:span><text:span text:style-name="T24"> Ukoliko se pri izvršavanju programa ne desi ni jedna greška, na kraju programa ispisati string </text:span><text:span text:style-name="T4">poruka4</text:span><text:span text:style-name="T24"> i vrednost registra R1. </text:span><text:span text:style-name="T4">Ako nema greške, izlazni kod programa treba da bude 0</text:span><text:span text:style-name="T24">. Za detalje oko ispisa poruka videti primer izvršavanja programa.</text:span></text:p>
      <text:p text:style-name="P12"><text:soft-page-break/></text:p>
      <text:p text:style-name="P20">Greške koje treba detektovati:</text:p>
      <text:list xml:id="list737394295" text:style-name="L2">
        <text:list-item>
          <text:p text:style-name="P24">neispravan karakter pri konverziji iz znakovnog u interni oblik –<text:span text:style-name="T3"> izlazni kod programa je 1</text:span></text:p>
        </text:list-item>
        <text:list-item>
          <text:p text:style-name="P24">prazan string pri konverziji iz znakovnog <text:span text:style-name="T34">u</text:span> interni oblik – <text:span text:style-name="T3">izlazni kod programa je 1</text:span></text:p>
        </text:list-item>
        <text:list-item>
          <text:p text:style-name="P25">prekoračenje pri konverziji iz znakovnog u interni oblik – <text:span text:style-name="T3">izlazni kod programa je 2</text:span></text:p>
        </text:list-item>
        <text:list-item>
          <text:p text:style-name="P26">prekoračenje pri izvršavanju naredbi ADD, SUB i MUL (rezultat naredbe ne može da stane u 32 bita<text:span text:style-name="T33">) – </text:span><text:span text:style-name="T5">izlazni kod programa je 3</text:span></text:p>
        </text:list-item>
        <text:list-item>
          <text:p text:style-name="P27">uneti broj naredbi je veći od 5 – <text:span text:style-name="T3">izlazni kod programa je 4</text:span></text:p>
        </text:list-item>
      </text:list>
      <text:p text:style-name="P2"/>
      <text:p text:style-name="P18">Primer interakcije:</text:p>
      <text:p text:style-name="P3"/>
      <text:p text:style-name="P17">Unesite broj naredbi: 4</text:p>
      <text:p text:style-name="P17">Unesite naredbe (naredba po liniji):</text:p>
      <text:p text:style-name="P17">ADD $0x123,%R1</text:p>
      <text:p text:style-name="P17">MUL $0x2,%R1</text:p>
      <text:p text:style-name="P17">SUB $0x245,%R1</text:p>
      <text:p text:style-name="P17">ADD $0x1,%R1</text:p>
      <text:p text:style-name="P17">Vrednost u registru <text:span text:style-name="T35">R1</text:span> nakon operacija: 2</text:p>
      <text:p text:style-name="P2"/>
      <text:p text:style-name="P2"/>
      <text:p text:style-name="P15">Bodovanje zadatka će u velikoj meri zavisiti od procenta uspešnih testova.</text:p>
      <text:p text:style-name="P16">Napomena: ukoliko testovi koji ne treba da izazovu grešku ne prolaze, testovi koji treba da izazovu grešku se ne uzimaju kao validni.</text:p>
      <text:p text:style-name="P14"/>
      <text:p text:style-name="P14">Pored testova koji su unapred dati (automatizovano testiranje sa <text:span text:style-name="T9">./</text:span><text:span text:style-name="T10">t</text:span><text:span text:style-name="T9">estiraj.sh </text:span><text:span text:style-name="T10">zad.S</text:span>), prilikom pregledanja <text:span text:style-name="T21">rešenje</text:span> će se testirati sa još dodatnih testova, te je potrebno testirati i sa drugim ulazima<text:span text:style-name="T21">.</text:span></text:p>
      <text:p text:style-name="P14"><text:span text:style-name="T21">Napomena: </text:span><text:span text:style-name="T10">t</text:span><text:span text:style-name="T9">estiraj.sh</text:span><text:span text:style-name="T20"> ima smisla pokretati tek kada je zadatak završen.</text:span></text:p>
      <text:p text:style-name="Standard"/>
      <text:p text:style-name="Standard">Za<text:bookmark-start text:name="__DdeLink__728_883297939"/> <text:bookmark-end text:name="__DdeLink__728_883297939"/>kompletno odrađen zadatak se dobija <text:span text:style-name="T20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9-05-28T00:25:59.180281499</dc:date>
    <meta:editing-duration>PT3H59M50S</meta:editing-duration>
    <meta:editing-cycles>137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651" meta:character-count="4167" meta:non-whitespace-character-count="3554"/>
  </office:meta>
</office:document-meta>
</file>